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090000232500002325C140894F26E05AF5.svm" manifest:media-type="image/x-svm"/>
  <manifest:file-entry manifest:full-path="Pictures/200000090000233F0000230A440C7668E4E7FCCF.svm" manifest:media-type="image/x-svm"/>
  <manifest:file-entry manifest:full-path="Pictures/200000090000230A0000230A01AE248B43DE9391.svm" manifest:media-type="image/x-svm"/>
  <manifest:file-entry manifest:full-path="Pictures/200000090000274700002325D07FB767E6D785F3.svm" manifest:media-type="image/x-svm"/>
  <manifest:file-entry manifest:full-path="Pictures/200000090000230A0000230AC3CEEAD56E75B58D.svm" manifest:media-type="image/x-svm"/>
  <manifest:file-entry manifest:full-path="Pictures/2000000900000FEC00000C196EC6C7B83084326F.svm" manifest:media-type="image/x-svm"/>
  <manifest:file-entry manifest:full-path="Pictures/2000000900002325000023253EB89D062938721B.svm" manifest:media-type="image/x-svm"/>
  <manifest:file-entry manifest:full-path="Pictures/2000000900002325000023253BA27D76EF83B830.svm" manifest:media-type="image/x-svm"/>
  <manifest:file-entry manifest:full-path="Pictures/200000090000230A0000230A755F8EAA5A092F94.svm" manifest:media-type="image/x-svm"/>
  <manifest:file-entry manifest:full-path="Pictures/2000000900001FBC00002325530D77C6688A622F.svm" manifest:media-type="image/x-svm"/>
  <manifest:file-entry manifest:full-path="Pictures/20000009000023250000230A827D92C2CECC02F5.svm" manifest:media-type="image/x-svm"/>
  <manifest:file-entry manifest:full-path="Pictures/2000000900002286000023253B1C6022D3A96E1C.svm" manifest:media-type="image/x-svm"/>
  <manifest:file-entry manifest:full-path="Pictures/200000090000230A00002325EB361AE92469CA1E.svm" manifest:media-type="image/x-svm"/>
  <manifest:file-entry manifest:full-path="Pictures/200000090000230A0000232564B4AF49C8021FDD.svm" manifest:media-type="image/x-svm"/>
  <manifest:file-entry manifest:full-path="Pictures/200000090000274700002325EA410EAB12288B6E.svm" manifest:media-type="image/x-svm"/>
  <manifest:file-entry manifest:full-path="Pictures/2000000900002C08000023254922363D9962ACE0.svm" manifest:media-type="image/x-svm"/>
  <manifest:file-entry manifest:full-path="Pictures/20000009000023250000230A2DE1D6AEAE9D0D3E.svm" manifest:media-type="image/x-svm"/>
  <manifest:file-entry manifest:full-path="Pictures/2000000900000EAE00000CD2D5FF6A9FE08C8174.svm" manifest:media-type="image/x-svm"/>
  <manifest:file-entry manifest:full-path="Pictures/200000090000230A00002325CEE500607BEF0CDF.svm" manifest:media-type="image/x-svm"/>
  <manifest:file-entry manifest:full-path="Pictures/200000090000230A00002325911B9DE9D79D49EF.svm" manifest:media-type="image/x-svm"/>
  <manifest:file-entry manifest:full-path="Pictures/20000009000023DE000023250302922AE6E24212.svm" manifest:media-type="image/x-svm"/>
  <manifest:file-entry manifest:full-path="Pictures/20000009000011290000110F249830C6EBA31D72.svm" manifest:media-type="image/x-svm"/>
  <manifest:file-entry manifest:full-path="Pictures/20000009000011780000112995CFBC5441686CD1.svm" manifest:media-type="image/x-svm"/>
  <manifest:file-entry manifest:full-path="Pictures/2000000900000EE300000C4EF9F42FB27ADAC895.svm" manifest:media-type="image/x-svm"/>
  <manifest:file-entry manifest:full-path="Pictures/2000000900000F3200000D21FE537AB74C689E34.svm" manifest:media-type="image/x-svm"/>
  <manifest:file-entry manifest:full-path="Pictures/2000000900000EC900000CECF41CF8E673126C73.svm" manifest:media-type="image/x-svm"/>
  <manifest:file-entry manifest:full-path="Pictures/20000009000030AF00002325C3AE2FD8EBA030C6.svm" manifest:media-type="image/x-svm"/>
  <manifest:file-entry manifest:full-path="Pictures/2000000900001FD60000230ABF39BD5DC9D7B048.svm" manifest:media-type="image/x-svm"/>
  <manifest:file-entry manifest:full-path="Pictures/20000009000023250000230A62C85FC1169411DA.svm" manifest:media-type="image/x-svm"/>
  <manifest:file-entry manifest:full-path="Pictures/200000090000230A0000230A61AA542065011705.svm" manifest:media-type="image/x-svm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loext:graphic-properties draw:fill="bitmap" draw:fill-image-name="Bitmap_20_24" draw:fill-image-width="4.001cm" draw:fill-image-height="4.001cm" style:repeat="no-repeat" draw:fill-image-ref-point="center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bitmap" draw:fill-image-name="Bitmap_20_25" draw:fill-image-width="4.001cm" draw:fill-image-height="4.001cm" style:repeat="no-repeat" draw:fill-image-ref-point="center"/>
      <style:paragraph-properties fo:text-align="center"/>
    </style:style>
    <style:style style:name="P5" style:family="paragraph">
      <loext:graphic-properties draw:fill="bitmap" draw:fill-image-name="Bitmap_20_26" draw:fill-image-width="4.2cm" draw:fill-image-height="3.401cm" style:repeat="no-repeat" draw:fill-image-ref-point="center"/>
      <style:paragraph-properties fo:text-align="center"/>
    </style:style>
    <style:style style:name="P6" style:family="paragraph">
      <loext:graphic-properties draw:fill="bitmap" draw:fill-image-name="Bitmap_20_29" draw:fill-image-width="4.2cm" draw:fill-image-height="3.6cm" style:repeat="no-repeat" draw:fill-image-ref-point="center"/>
      <style:paragraph-properties fo:text-align="center"/>
    </style:style>
    <style:style style:name="P7" style:family="paragraph">
      <loext:graphic-properties draw:fill="bitmap" draw:fill-image-name="Bitmap_20_28" draw:fill-image-width="4.3cm" draw:fill-image-height="3.6cm" style:repeat="no-repeat" draw:fill-image-ref-point="center"/>
      <style:paragraph-properties fo:text-align="center"/>
    </style:style>
    <style:style style:name="P8" style:family="paragraph">
      <loext:graphic-properties draw:fill="bitmap" draw:fill-image-name="Bitmap_20_27" draw:fill-image-width="4.399cm" draw:fill-image-height="3.3cm" style:repeat="no-repeat" draw:fill-image-ref-point="center"/>
      <style:paragraph-properties fo:text-align="center"/>
    </style:style>
    <style:style style:name="P9" style:family="paragraph">
      <loext:graphic-properties draw:fill="bitmap" draw:fill-image-name="Bitmap_20_30" draw:fill-image-width="4.001cm" draw:fill-image-height="3.799cm" style:repeat="no-repeat" draw:fill-image-ref-point="center"/>
      <style:paragraph-properties fo:text-align="center"/>
    </style:style>
    <style:style style:name="P10" style:family="paragraph">
      <loext:graphic-properties draw:fill="bitmap" draw:fill-image-name="Bitmap_20_13" draw:fill-image-width="4.001cm" draw:fill-image-height="4.001cm" style:repeat="no-repeat" draw:fill-image-ref-point="center"/>
      <style:paragraph-properties fo:text-align="center"/>
    </style:style>
    <style:style style:name="P11" style:family="paragraph">
      <loext:graphic-properties draw:fill="bitmap" draw:fill-image-name="Bitmap_20_14" draw:fill-image-width="4.399cm" draw:fill-image-height="4.399cm" style:repeat="no-repeat" draw:fill-image-ref-point="center"/>
      <style:paragraph-properties fo:text-align="center"/>
    </style:style>
    <style:style style:name="P12" style:family="paragraph">
      <loext:graphic-properties draw:fill="bitmap" draw:fill-image-name="Bitmap_20_17" draw:fill-image-width="4.001cm" draw:fill-image-height="4.001cm" style:repeat="no-repeat" draw:fill-image-ref-point="center"/>
      <style:paragraph-properties fo:text-align="center"/>
    </style:style>
    <style:style style:name="P13" style:family="paragraph">
      <loext:graphic-properties draw:fill="bitmap" draw:fill-image-name="Bitmap_20_18" draw:fill-image-width="4.099cm" draw:fill-image-height="4.099cm" style:repeat="no-repeat" draw:fill-image-ref-point="center"/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font-size="12pt"/>
    </style:style>
    <style:style style:name="P15" style:family="paragraph">
      <loext:graphic-properties draw:fill="bitmap" draw:fill-image-name="Bitmap_20_15" draw:fill-image-width="4.001cm" draw:fill-image-height="4.001cm" style:repeat="no-repeat" draw:fill-image-ref-point="center"/>
      <style:paragraph-properties fo:text-align="center"/>
    </style:style>
    <style:style style:name="P16" style:family="paragraph">
      <loext:graphic-properties draw:fill="bitmap" draw:fill-image-name="Bitmap_20_21" draw:fill-image-width="4.099cm" draw:fill-image-height="4.099cm" style:repeat="no-repeat" draw:fill-image-ref-point="center"/>
      <style:paragraph-properties fo:text-align="center"/>
    </style:style>
    <style:style style:name="P17" style:family="paragraph">
      <loext:graphic-properties draw:fill="bitmap" draw:fill-image-name="Bitmap_20_23" draw:fill-image-width="4.001cm" draw:fill-image-height="4.001cm" style:repeat="no-repeat" draw:fill-image-ref-point="center"/>
      <style:paragraph-properties fo:text-align="center"/>
    </style:style>
    <style:style style:name="P18" style:family="paragraph">
      <loext:graphic-properties draw:fill="bitmap" draw:fill-image-name="Bitmap_20_20" draw:fill-image-width="4.5cm" draw:fill-image-height="4.5cm" style:repeat="no-repeat" draw:fill-image-ref-point="center"/>
      <style:paragraph-properties fo:text-align="center"/>
    </style:style>
    <style:style style:name="P19" style:family="paragraph">
      <loext:graphic-properties draw:fill="bitmap" draw:fill-image-name="Bitmap_20_22" draw:fill-image-width="4.001cm" draw:fill-image-height="4.001cm" style:repeat="no-repeat" draw:fill-image-ref-point="center"/>
      <style:paragraph-properties fo:text-align="center"/>
    </style:style>
    <style:style style:name="P20" style:family="paragraph">
      <loext:graphic-properties draw:fill="bitmap" draw:fill-image-name="Bitmap_20_19" draw:fill-image-width="4.001cm" draw:fill-image-height="4.001cm" style:repeat="no-repeat" draw:fill-image-ref-point="center"/>
      <style:paragraph-properties fo:text-align="center"/>
    </style:style>
    <style:style style:name="P21" style:family="paragraph">
      <loext:graphic-properties draw:fill="bitmap" draw:fill-image-name="Bitmap_20_16" draw:fill-image-width="4.001cm" draw:fill-image-height="4.001cm" style:repeat="no-repeat" draw:fill-image-ref-point="center"/>
      <style:paragraph-properties fo:text-align="center"/>
    </style:style>
    <style:style style:name="P22" style:family="paragraph">
      <loext:graphic-properties draw:fill="bitmap" draw:fill-image-name="Bitmap_20_5" draw:fill-image-width="4.001cm" draw:fill-image-height="3cm" style:repeat="no-repeat" draw:fill-image-ref-point="center"/>
      <style:paragraph-properties fo:text-align="center"/>
    </style:style>
    <style:style style:name="P23" style:family="paragraph">
      <loext:graphic-properties draw:fill="bitmap" draw:fill-image-name="Bitmap_20_4" draw:fill-image-width="3.5cm" draw:fill-image-height="3.5cm" style:repeat="no-repeat" draw:fill-image-ref-point="center"/>
      <style:paragraph-properties fo:text-align="center"/>
    </style:style>
    <style:style style:name="P24" style:family="paragraph">
      <loext:graphic-properties draw:fill="bitmap" draw:fill-image-name="Bitmap_20_1" draw:fill-image-width="4.001cm" draw:fill-image-height="4.001cm" style:repeat="no-repeat" draw:fill-image-ref-point="center"/>
      <style:paragraph-properties fo:text-align="center"/>
    </style:style>
    <style:style style:name="P25" style:family="paragraph">
      <loext:graphic-properties draw:fill="bitmap" draw:fill-image-name="Bitmap_20_2" draw:fill-image-width="4.3cm" draw:fill-image-height="4.3cm" style:repeat="no-repeat" draw:fill-image-ref-point="center"/>
      <style:paragraph-properties fo:text-align="center"/>
    </style:style>
    <style:style style:name="P26" style:family="paragraph">
      <loext:graphic-properties draw:fill="bitmap" draw:fill-image-name="Bitmap_20_3" draw:fill-image-width="3.5cm" draw:fill-image-height="3.5cm" style:repeat="no-repeat" draw:fill-image-ref-point="center"/>
      <style:paragraph-properties fo:text-align="center"/>
    </style:style>
    <style:style style:name="P27" style:family="paragraph">
      <loext:graphic-properties draw:fill="bitmap" draw:fill-image-name="Bitmap_20_6" draw:fill-image-width="3.5cm" draw:fill-image-height="4.001cm" style:repeat="no-repeat" draw:fill-image-ref-point="center"/>
      <style:paragraph-properties fo:text-align="center"/>
    </style:style>
    <style:style style:name="P28" style:family="paragraph">
      <loext:graphic-properties draw:fill="bitmap" draw:fill-image-name="Bitmap_20_9" draw:fill-image-width="4.399cm" draw:fill-image-height="4.399cm" style:repeat="no-repeat" draw:fill-image-ref-point="center"/>
      <style:paragraph-properties fo:text-align="center"/>
    </style:style>
    <style:style style:name="P29" style:family="paragraph">
      <loext:graphic-properties draw:fill="bitmap" draw:fill-image-name="Bitmap_20_8" draw:fill-image-width="4.399cm" draw:fill-image-height="4.399cm" style:repeat="no-repeat" draw:fill-image-ref-point="center"/>
      <style:paragraph-properties fo:text-align="center"/>
    </style:style>
    <style:style style:name="P30" style:family="paragraph">
      <loext:graphic-properties draw:fill="bitmap" draw:fill-image-name="Bitmap_20_7" draw:fill-image-width="4.099cm" draw:fill-image-height="4.099cm" style:repeat="no-repeat" draw:fill-image-ref-point="center"/>
      <style:paragraph-properties fo:text-align="center"/>
    </style:style>
    <style:style style:name="P31" style:family="paragraph">
      <loext:graphic-properties draw:fill="bitmap" draw:fill-image-name="Bitmap_20_11" draw:fill-image-width="3.701cm" draw:fill-image-height="4.001cm" style:repeat="no-repeat" draw:fill-image-ref-point="center"/>
      <style:paragraph-properties fo:text-align="center"/>
    </style:style>
    <style:style style:name="P32" style:family="paragraph">
      <loext:graphic-properties draw:fill="bitmap" draw:fill-image-name="Bitmap_20_12" draw:fill-image-width="4.001cm" draw:fill-image-height="4.001cm" style:repeat="no-repeat" draw:fill-image-ref-point="center"/>
      <style:paragraph-properties fo:text-align="center"/>
    </style:style>
    <style:style style:name="P33" style:family="paragraph">
      <loext:graphic-properties draw:fill="bitmap" draw:fill-image-name="Bitmap_20_10" draw:fill-image-width="4.399cm" draw:fill-image-height="4.399cm" style:repeat="no-repeat" draw:fill-image-ref-point="center"/>
      <style:paragraph-properties fo:text-align="center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bitmap" draw:fill-image-name="Bitmap_20_24" draw:fill-image-width="4.001cm" draw:fill-image-height="4.001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3.96cm" fo:min-width="3.96cm" style:run-through="foreground"/>
    </style:style>
    <style:style style:name="gr4" style:family="graphic">
      <style:graphic-properties draw:stroke="none" svg:stroke-color="#000000" draw:fill="bitmap" draw:fill-image-name="Bitmap_20_25" draw:fill-image-width="4.001cm" draw:fill-image-height="4.001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5" style:family="graphic">
      <style:graphic-properties draw:stroke="none" svg:stroke-color="#000000" draw:fill="bitmap" draw:fill-image-name="Bitmap_20_26" draw:fill-image-width="4.2cm" draw:fill-image-height="3.401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6" style:family="graphic">
      <style:graphic-properties draw:stroke="none" svg:stroke-color="#000000" draw:fill="bitmap" draw:fill-image-name="Bitmap_20_29" draw:fill-image-width="4.2cm" draw:fill-image-height="3.6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7" style:family="graphic">
      <style:graphic-properties draw:stroke="none" svg:stroke-color="#000000" draw:fill="bitmap" draw:fill-image-name="Bitmap_20_28" draw:fill-image-width="4.3cm" draw:fill-image-height="3.6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8" style:family="graphic">
      <style:graphic-properties draw:stroke="none" svg:stroke-color="#000000" draw:fill="bitmap" draw:fill-image-name="Bitmap_20_27" draw:fill-image-width="4.399cm" draw:fill-image-height="3.3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9" style:family="graphic">
      <style:graphic-properties draw:stroke="none" svg:stroke-color="#000000" draw:fill="bitmap" draw:fill-image-name="Bitmap_20_30" draw:fill-image-width="4.001cm" draw:fill-image-height="3.799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10" style:family="graphic">
      <style:graphic-properties draw:stroke="none" svg:stroke-color="#000000" draw:fill="bitmap" draw:fill-image-name="Bitmap_20_13" draw:fill-image-width="4.001cm" draw:fill-image-height="4.001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11" style:family="graphic">
      <style:graphic-properties draw:stroke="none" svg:stroke-color="#000000" draw:fill="bitmap" draw:fill-image-name="Bitmap_20_14" draw:fill-image-width="4.399cm" draw:fill-image-height="4.399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12" style:family="graphic">
      <style:graphic-properties draw:stroke="none" svg:stroke-color="#000000" draw:fill="bitmap" draw:fill-image-name="Bitmap_20_17" draw:fill-image-width="4.001cm" draw:fill-image-height="4.001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13" style:family="graphic">
      <style:graphic-properties draw:stroke="none" svg:stroke-color="#000000" draw:fill="bitmap" draw:fill-image-name="Bitmap_20_18" draw:fill-image-width="4.099cm" draw:fill-image-height="4.099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14" style:family="graphic">
      <style:graphic-properties svg:stroke-color="#000000" draw:fill="none" draw:textarea-horizontal-align="justify" draw:textarea-vertical-align="middle" draw:auto-grow-height="false" fo:min-height="3.963cm" fo:min-width="3.963cm" style:run-through="foreground"/>
    </style:style>
    <style:style style:name="gr15" style:family="graphic">
      <style:graphic-properties draw:stroke="none" svg:stroke-color="#000000" draw:fill="bitmap" draw:fill-image-name="Bitmap_20_15" draw:fill-image-width="4.001cm" draw:fill-image-height="4.001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16" style:family="graphic">
      <style:graphic-properties draw:stroke="none" svg:stroke-color="#000000" draw:fill="bitmap" draw:fill-image-name="Bitmap_20_21" draw:fill-image-width="4.099cm" draw:fill-image-height="4.099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17" style:family="graphic">
      <style:graphic-properties draw:stroke="none" svg:stroke-color="#000000" draw:fill="bitmap" draw:fill-image-name="Bitmap_20_23" draw:fill-image-width="4.001cm" draw:fill-image-height="4.001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18" style:family="graphic">
      <style:graphic-properties svg:stroke-color="#000000" draw:fill="bitmap" draw:fill-image-name="Bitmap_20_20" draw:fill-image-width="4.5cm" draw:fill-image-height="4.5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19" style:family="graphic">
      <style:graphic-properties draw:stroke="none" svg:stroke-color="#000000" draw:fill="bitmap" draw:fill-image-name="Bitmap_20_22" draw:fill-image-width="4.001cm" draw:fill-image-height="4.001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20" style:family="graphic">
      <style:graphic-properties draw:stroke="none" svg:stroke-color="#000000" draw:fill="bitmap" draw:fill-image-name="Bitmap_20_19" draw:fill-image-width="4.001cm" draw:fill-image-height="4.001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21" style:family="graphic">
      <style:graphic-properties draw:stroke="none" svg:stroke-color="#000000" draw:fill="bitmap" draw:fill-image-name="Bitmap_20_16" draw:fill-image-width="4.001cm" draw:fill-image-height="4.001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22" style:family="graphic">
      <style:graphic-properties draw:stroke="none" svg:stroke-color="#000000" draw:fill="bitmap" draw:fill-image-name="Bitmap_20_5" draw:fill-image-width="4.001cm" draw:fill-image-height="3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23" style:family="graphic">
      <style:graphic-properties draw:stroke="none" svg:stroke-color="#000000" draw:fill="bitmap" draw:fill-image-name="Bitmap_20_4" draw:fill-image-width="3.5cm" draw:fill-image-height="3.5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24" style:family="graphic">
      <style:graphic-properties draw:stroke="none" draw:fill="bitmap" draw:fill-image-name="Bitmap_20_1" draw:fill-image-width="4.001cm" draw:fill-image-height="4.001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25" style:family="graphic">
      <style:graphic-properties draw:stroke="none" svg:stroke-color="#000000" draw:fill="bitmap" draw:fill-image-name="Bitmap_20_2" draw:fill-image-width="4.3cm" draw:fill-image-height="4.3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26" style:family="graphic">
      <style:graphic-properties draw:stroke="none" svg:stroke-color="#000000" draw:fill="bitmap" draw:fill-image-name="Bitmap_20_3" draw:fill-image-width="3.5cm" draw:fill-image-height="3.5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27" style:family="graphic">
      <style:graphic-properties draw:stroke="none" svg:stroke-color="#000000" draw:fill="bitmap" draw:fill-image-name="Bitmap_20_6" draw:fill-image-width="3.5cm" draw:fill-image-height="4.001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28" style:family="graphic">
      <style:graphic-properties draw:stroke="none" svg:stroke-color="#000000" draw:fill="bitmap" draw:fill-image-name="Bitmap_20_9" draw:fill-image-width="4.399cm" draw:fill-image-height="4.399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29" style:family="graphic">
      <style:graphic-properties draw:stroke="none" svg:stroke-color="#000000" draw:fill="bitmap" draw:fill-image-name="Bitmap_20_8" draw:fill-image-width="4.399cm" draw:fill-image-height="4.399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30" style:family="graphic">
      <style:graphic-properties draw:stroke="none" svg:stroke-color="#000000" draw:fill="bitmap" draw:fill-image-name="Bitmap_20_7" draw:fill-image-width="4.099cm" draw:fill-image-height="4.099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31" style:family="graphic">
      <style:graphic-properties svg:stroke-color="#000000" draw:fill="none" draw:textarea-horizontal-align="justify" draw:textarea-vertical-align="middle" draw:auto-grow-height="false" fo:min-height="3.96cm" fo:min-width="3.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stroke="none" svg:stroke-color="#000000" draw:fill="bitmap" draw:fill-image-name="Bitmap_20_11" draw:fill-image-width="3.701cm" draw:fill-image-height="4.001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33" style:family="graphic">
      <style:graphic-properties draw:stroke="none" svg:stroke-color="#000000" draw:fill="bitmap" draw:fill-image-name="Bitmap_20_12" draw:fill-image-width="4.001cm" draw:fill-image-height="4.001cm" style:repeat="no-repeat" draw:fill-image-ref-point="center" draw:textarea-horizontal-align="justify" draw:textarea-vertical-align="middle" draw:auto-grow-height="false" fo:min-height="3.184cm" fo:min-width="3.184cm" style:run-through="foreground"/>
    </style:style>
    <style:style style:name="gr34" style:family="graphic">
      <style:graphic-properties draw:stroke="none" svg:stroke-color="#000000" draw:fill="bitmap" draw:fill-image-name="Bitmap_20_10" draw:fill-image-width="4.399cm" draw:fill-image-height="4.399cm" style:repeat="no-repeat" draw:fill-image-ref-point="center" draw:textarea-horizontal-align="justify" draw:textarea-vertical-align="middle" draw:auto-grow-height="false" fo:min-height="3.184cm" fo:min-width="3.18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9" draw:name="DrawObject1" draw:style-name="gr1"><draw:custom-shape draw:name="Forme2" draw:style-name="gr25" draw:text-style-name="P25" svg:width="4.5cm" svg:height="4.5cm" svg:x="7.154cm" svg:y="0.6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18" draw:style-name="gr3" draw:text-style-name="P3" svg:width="5.601cm" svg:height="5.601cm" svg:x="6.6cm" svg:y="0.1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0" draw:name="DrawObject2" draw:style-name="gr1"><draw:custom-shape draw:name="Forme1" draw:style-name="gr24" draw:text-style-name="P24" svg:width="4.5cm" svg:height="4.5cm" svg:x="0.543cm" svg:y="0.5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19" draw:style-name="gr3" draw:text-style-name="P3" svg:width="5.601cm" svg:height="5.601cm" svg:x="-0.016cm" svg:y="0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8" draw:name="DrawObject3" draw:style-name="gr1"><draw:custom-shape draw:name="Forme2_0" draw:style-name="gr26" draw:text-style-name="P26" svg:width="4.5cm" svg:height="4.5cm" svg:x="13.822cm" svg:y="0.6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17" draw:style-name="gr3" draw:text-style-name="P3" svg:width="5.601cm" svg:height="5.601cm" svg:x="13.27cm" svg:y="0.1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1" draw:name="DrawObject4" draw:style-name="gr1"><draw:custom-shape draw:name="Forme2_1" draw:style-name="gr23" draw:text-style-name="P23" svg:width="4.5cm" svg:height="4.5cm" svg:x="0.54cm" svg:y="6.7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20" draw:style-name="gr3" draw:text-style-name="P3" svg:width="5.601cm" svg:height="5.601cm" svg:x="0cm" svg:y="6.2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2" draw:name="DrawObject5" draw:style-name="gr1"><draw:custom-shape draw:name="Forme2_2" draw:style-name="gr22" draw:text-style-name="P22" svg:width="4.5cm" svg:height="4.5cm" svg:x="7.001cm" svg:y="6.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21" draw:style-name="gr3" draw:text-style-name="P3" svg:width="5.601cm" svg:height="5.601cm" svg:x="6.451cm" svg:y="6.4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7" draw:name="DrawObject6" draw:style-name="gr1"><draw:custom-shape draw:name="Forme2_3" draw:style-name="gr27" draw:text-style-name="P27" svg:width="4.5cm" svg:height="4.5cm" svg:x="14.21cm" svg:y="7.0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16" draw:style-name="gr3" draw:text-style-name="P3" svg:width="5.601cm" svg:height="5.601cm" svg:x="13.651cm" svg:y="6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4" draw:name="DrawObject7" draw:style-name="gr1"><draw:custom-shape draw:name="Forme2_6" draw:style-name="gr30" draw:text-style-name="P30" svg:width="4.5cm" svg:height="4.5cm" svg:x="0.51cm" svg:y="14.1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13" draw:style-name="gr3" draw:text-style-name="P3" svg:width="5.601cm" svg:height="5.601cm" svg:x="-0.049cm" svg:y="13.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5" draw:name="DrawObject8" draw:style-name="gr1"><draw:custom-shape draw:name="Forme2_5" draw:style-name="gr29" draw:text-style-name="P29" svg:width="4.5cm" svg:height="4.5cm" svg:x="7.33cm" svg:y="14.1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14" draw:style-name="gr3" draw:text-style-name="P3" svg:width="5.601cm" svg:height="5.601cm" svg:x="6.75cm" svg:y="13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6" draw:name="DrawObject9" draw:style-name="gr1"><draw:custom-shape draw:name="Forme2_4" draw:style-name="gr28" draw:text-style-name="P28" svg:width="4.5cm" svg:height="4.5cm" svg:x="14.505cm" svg:y="13.6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15" draw:style-name="gr3" draw:text-style-name="P3" svg:width="5.601cm" svg:height="5.601cm" svg:x="13.921cm" svg:y="13.0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2" draw:name="DrawObject10" draw:style-name="gr1"><draw:custom-shape draw:name="Forme2_8" draw:style-name="gr32" draw:text-style-name="P31" svg:width="4.5cm" svg:height="4.5cm" svg:x="7.331cm" svg:y="21.6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11" draw:style-name="gr3" draw:text-style-name="P3" svg:width="5.601cm" svg:height="5.601cm" svg:x="6.759cm" svg:y="21.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" draw:name="DrawObject11" draw:style-name="gr1"><draw:custom-shape draw:name="Forme2_10" draw:style-name="gr3" draw:text-style-name="P3" svg:width="5.601cm" svg:height="5.601cm" svg:x="13.7cm" svg:y="21.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9" draw:style-name="gr33" draw:text-style-name="P32" svg:width="4.5cm" svg:height="4.5cm" svg:x="14.268cm" svg:y="21.6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text:anchor-type="paragraph" draw:z-index="0" draw:name="Forme2_7" draw:style-name="gr34" draw:text-style-name="P33" svg:width="4.5cm" svg:height="4.5cm" svg:x="0.598cm" svg:y="21.6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e2_12" draw:style-name="gr31" draw:text-style-name="P3" svg:width="5.601cm" svg:height="5.601cm" svg:x="0.041cm" svg:y="21.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g text:anchor-type="paragraph" draw:z-index="23" draw:name="DrawObject12" draw:style-name="gr1"><draw:custom-shape draw:name="Forme2_32" draw:style-name="gr10" draw:text-style-name="P10" svg:width="4.5cm" svg:height="4.5cm" svg:x="0.726cm" svg:y="0.6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44" draw:style-name="gr3" draw:text-style-name="P3" svg:width="5.601cm" svg:height="5.601cm" svg:x="0.199cm" svg:y="0.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22" draw:name="DrawObject13" draw:style-name="gr1"><draw:custom-shape draw:name="Forme2_23" draw:style-name="gr11" draw:text-style-name="P11" svg:width="4.5cm" svg:height="4.5cm" svg:x="7.457cm" svg:y="0.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43" draw:style-name="gr3" draw:text-style-name="P3" svg:width="5.601cm" svg:height="5.601cm" svg:x="6.9cm" svg:y="0.1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9" draw:name="DrawObject14" draw:style-name="gr1"><draw:custom-shape draw:name="Forme2_22" draw:style-name="gr15" draw:text-style-name="P15" svg:width="4.5cm" svg:height="4.5cm" svg:x="13.728cm" svg:y="0.6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40" draw:style-name="gr3" draw:text-style-name="P3" svg:width="5.601cm" svg:height="5.601cm" svg:x="13.139cm" svg:y="0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3" draw:name="DrawObject15" draw:style-name="gr1"><draw:custom-shape draw:name="Forme2_25" draw:style-name="gr21" draw:text-style-name="P21" svg:width="4.5cm" svg:height="4.5cm" svg:x="0.587cm" svg:y="7.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34" draw:style-name="gr3" draw:text-style-name="P3" svg:width="5.601cm" svg:height="5.601cm" svg:x="0.06cm" svg:y="6.5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21" draw:name="DrawObject16" draw:style-name="gr1"><draw:custom-shape draw:name="Forme2_26" draw:style-name="gr12" draw:text-style-name="P12" svg:width="4.5cm" svg:height="4.5cm" svg:x="7.502cm" svg:y="7.2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42" draw:style-name="gr3" draw:text-style-name="P3" svg:width="5.601cm" svg:height="5.601cm" svg:x="6.971cm" svg:y="6.6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20" draw:name="DrawObject17" draw:style-name="gr1"><draw:custom-shape draw:name="Forme2_24" draw:style-name="gr13" draw:text-style-name="P13" svg:width="4.5cm" svg:height="4.5cm" svg:x="14.124cm" svg:y="7.3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41" draw:style-name="gr14" draw:text-style-name="P14" svg:width="5.605cm" svg:height="5.605cm" svg:x="13.57cm" svg:y="6.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4" draw:name="DrawObject18" draw:style-name="gr1"><draw:custom-shape draw:name="Forme2_30" draw:style-name="gr20" draw:text-style-name="P20" svg:width="4.5cm" svg:height="4.5cm" svg:x="0.674cm" svg:y="13.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35" draw:style-name="gr3" draw:text-style-name="P3" svg:width="5.601cm" svg:height="5.601cm" svg:x="0.101cm" svg:y="13.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6" draw:name="DrawObject19" draw:style-name="gr1"><draw:custom-shape draw:name="Forme2_28" draw:style-name="gr18" draw:text-style-name="P18" svg:width="4.5cm" svg:height="4.5cm" svg:x="7.46cm" svg:y="14.0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37" draw:style-name="gr3" draw:text-style-name="P3" svg:width="5.601cm" svg:height="5.601cm" svg:x="6.89cm" svg:y="13.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8" draw:name="DrawObject20" draw:style-name="gr1"><draw:custom-shape draw:name="Forme2_27" draw:style-name="gr16" draw:text-style-name="P16" svg:width="4.5cm" svg:height="4.5cm" svg:x="14.21cm" svg:y="14.0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39" draw:style-name="gr3" draw:text-style-name="P3" svg:width="5.601cm" svg:height="5.601cm" svg:x="13.681cm" svg:y="13.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5" draw:name="DrawObject21" draw:style-name="gr1"><draw:custom-shape draw:name="Forme2_31" draw:style-name="gr19" draw:text-style-name="P19" svg:width="4.5cm" svg:height="4.5cm" svg:x="0.887cm" svg:y="21.6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36" draw:style-name="gr14" draw:text-style-name="P14" svg:width="5.605cm" svg:height="5.605cm" svg:x="0.328cm" svg:y="21.1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7" draw:name="DrawObject22" draw:style-name="gr1"><draw:custom-shape draw:name="Forme2_33" draw:style-name="gr17" draw:text-style-name="P17" svg:width="4.5cm" svg:height="4.5cm" svg:x="7.46cm" svg:y="21.6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38" draw:style-name="gr3" draw:text-style-name="P3" svg:width="5.601cm" svg:height="5.601cm" svg:x="6.92cm" svg:y="21.1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24" draw:name="DrawObject23" draw:style-name="gr1"><draw:custom-shape draw:name="Forme2_29" draw:style-name="gr9" draw:text-style-name="P9" svg:width="4.5cm" svg:height="4.5cm" svg:x="14.201cm" svg:y="21.9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45" draw:style-name="gr3" draw:text-style-name="P3" svg:width="5.601cm" svg:height="5.601cm" svg:x="13.64cm" svg:y="21.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paragraph" draw:z-index="30" draw:name="DrawObject24" draw:style-name="gr1"><draw:custom-shape draw:name="Forme2_51" draw:style-name="gr2" draw:text-style-name="P2" svg:width="4.5cm" svg:height="4.5cm" svg:x="0.635cm" svg:y="0.6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57" draw:style-name="gr3" draw:text-style-name="P3" svg:width="5.601cm" svg:height="5.601cm" svg:x="0.079cm" svg:y="0.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29" draw:name="DrawObject25" draw:style-name="gr1"><draw:custom-shape draw:name="Forme2_52" draw:style-name="gr4" draw:text-style-name="P4" svg:width="4.5cm" svg:height="4.5cm" svg:x="7.371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56" draw:style-name="gr3" draw:text-style-name="P3" svg:width="5.601cm" svg:height="5.601cm" svg:x="6.819cm" svg:y="0.1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28" draw:name="DrawObject26" draw:style-name="gr1"><draw:custom-shape draw:name="Forme2_48" draw:style-name="gr5" draw:text-style-name="P5" svg:width="4.5cm" svg:height="4.5cm" svg:x="14.36cm" svg:y="0.6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55" draw:style-name="gr3" draw:text-style-name="P3" svg:width="5.601cm" svg:height="5.601cm" svg:x="13.801cm" svg:y="0.1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25" draw:name="DrawObject27" draw:style-name="gr1"><draw:custom-shape draw:name="Forme2_49" draw:style-name="gr8" draw:text-style-name="P8" svg:width="4.5cm" svg:height="4.5cm" svg:x="0.829cm" svg:y="7.1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50" draw:style-name="gr3" draw:text-style-name="P3" svg:width="5.601cm" svg:height="5.601cm" svg:x="0.3cm" svg:y="6.5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26" draw:name="DrawObject28" draw:style-name="gr1"><draw:custom-shape draw:name="Forme2_47" draw:style-name="gr7" draw:text-style-name="P7" svg:width="4.5cm" svg:height="4.5cm" svg:x="7.761cm" svg:y="7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53" draw:style-name="gr3" draw:text-style-name="P3" svg:width="5.601cm" svg:height="5.601cm" svg:x="7.23cm" svg:y="6.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27" draw:name="DrawObject29" draw:style-name="gr1"><draw:custom-shape draw:name="Forme2_46" draw:style-name="gr6" draw:text-style-name="P6" svg:width="4.5cm" svg:height="4.5cm" svg:x="14.25cm" svg:y="7.1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54" draw:style-name="gr3" draw:text-style-name="P3" svg:width="5.601cm" svg:height="5.601cm" svg:x="13.691cm" svg:y="6.5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200000090000230A0000230A01AE248B43DE9391.svm" xlink:type="simple" xlink:show="embed" xlink:actuate="onLoad"/>
    <draw:fill-image draw:name="Bitmap_20_10" draw:display-name="Bitmap 10" xlink:href="Pictures/2000000900002325000023253BA27D76EF83B830.svm" xlink:type="simple" xlink:show="embed" xlink:actuate="onLoad"/>
    <draw:fill-image draw:name="Bitmap_20_11" draw:display-name="Bitmap 11" xlink:href="Pictures/2000000900001FBC00002325530D77C6688A622F.svm" xlink:type="simple" xlink:show="embed" xlink:actuate="onLoad"/>
    <draw:fill-image draw:name="Bitmap_20_12" draw:display-name="Bitmap 12" xlink:href="Pictures/20000009000023250000230A827D92C2CECC02F5.svm" xlink:type="simple" xlink:show="embed" xlink:actuate="onLoad"/>
    <draw:fill-image draw:name="Bitmap_20_13" draw:display-name="Bitmap 13" xlink:href="Pictures/200000090000233F0000230A440C7668E4E7FCCF.svm" xlink:type="simple" xlink:show="embed" xlink:actuate="onLoad"/>
    <draw:fill-image draw:name="Bitmap_20_14" draw:display-name="Bitmap 14" xlink:href="Pictures/200000090000230A0000230AC3CEEAD56E75B58D.svm" xlink:type="simple" xlink:show="embed" xlink:actuate="onLoad"/>
    <draw:fill-image draw:name="Bitmap_20_15" draw:display-name="Bitmap 15" xlink:href="Pictures/200000090000232500002325C140894F26E05AF5.svm" xlink:type="simple" xlink:show="embed" xlink:actuate="onLoad"/>
    <draw:fill-image draw:name="Bitmap_20_16" draw:display-name="Bitmap 16" xlink:href="Pictures/2000000900002286000023253B1C6022D3A96E1C.svm" xlink:type="simple" xlink:show="embed" xlink:actuate="onLoad"/>
    <draw:fill-image draw:name="Bitmap_20_17" draw:display-name="Bitmap 17" xlink:href="Pictures/2000000900002325000023253EB89D062938721B.svm" xlink:type="simple" xlink:show="embed" xlink:actuate="onLoad"/>
    <draw:fill-image draw:name="Bitmap_20_18" draw:display-name="Bitmap 18" xlink:href="Pictures/200000090000230A00002325EB361AE92469CA1E.svm" xlink:type="simple" xlink:show="embed" xlink:actuate="onLoad"/>
    <draw:fill-image draw:name="Bitmap_20_19" draw:display-name="Bitmap 19" xlink:href="Pictures/200000090000230A0000232564B4AF49C8021FDD.svm" xlink:type="simple" xlink:show="embed" xlink:actuate="onLoad"/>
    <draw:fill-image draw:name="Bitmap_20_2" draw:display-name="Bitmap 2" xlink:href="Pictures/20000009000023250000230A2DE1D6AEAE9D0D3E.svm" xlink:type="simple" xlink:show="embed" xlink:actuate="onLoad"/>
    <draw:fill-image draw:name="Bitmap_20_20" draw:display-name="Bitmap 20" xlink:href="Pictures/2000000900002C08000023254922363D9962ACE0.svm" xlink:type="simple" xlink:show="embed" xlink:actuate="onLoad"/>
    <draw:fill-image draw:name="Bitmap_20_21" draw:display-name="Bitmap 21" xlink:href="Pictures/200000090000230A00002325CEE500607BEF0CDF.svm" xlink:type="simple" xlink:show="embed" xlink:actuate="onLoad"/>
    <draw:fill-image draw:name="Bitmap_20_22" draw:display-name="Bitmap 22" xlink:href="Pictures/200000090000230A00002325911B9DE9D79D49EF.svm" xlink:type="simple" xlink:show="embed" xlink:actuate="onLoad"/>
    <draw:fill-image draw:name="Bitmap_20_23" draw:display-name="Bitmap 23" xlink:href="Pictures/20000009000023DE000023250302922AE6E24212.svm" xlink:type="simple" xlink:show="embed" xlink:actuate="onLoad"/>
    <draw:fill-image draw:name="Bitmap_20_24" draw:display-name="Bitmap 24" xlink:href="Pictures/20000009000011290000110F249830C6EBA31D72.svm" xlink:type="simple" xlink:show="embed" xlink:actuate="onLoad"/>
    <draw:fill-image draw:name="Bitmap_20_25" draw:display-name="Bitmap 25" xlink:href="Pictures/20000009000011780000112995CFBC5441686CD1.svm" xlink:type="simple" xlink:show="embed" xlink:actuate="onLoad"/>
    <draw:fill-image draw:name="Bitmap_20_26" draw:display-name="Bitmap 26" xlink:href="Pictures/2000000900000EE300000C4EF9F42FB27ADAC895.svm" xlink:type="simple" xlink:show="embed" xlink:actuate="onLoad"/>
    <draw:fill-image draw:name="Bitmap_20_27" draw:display-name="Bitmap 27" xlink:href="Pictures/2000000900000FEC00000C196EC6C7B83084326F.svm" xlink:type="simple" xlink:show="embed" xlink:actuate="onLoad"/>
    <draw:fill-image draw:name="Bitmap_20_28" draw:display-name="Bitmap 28" xlink:href="Pictures/2000000900000F3200000D21FE537AB74C689E34.svm" xlink:type="simple" xlink:show="embed" xlink:actuate="onLoad"/>
    <draw:fill-image draw:name="Bitmap_20_29" draw:display-name="Bitmap 29" xlink:href="Pictures/2000000900000EAE00000CD2D5FF6A9FE08C8174.svm" xlink:type="simple" xlink:show="embed" xlink:actuate="onLoad"/>
    <draw:fill-image draw:name="Bitmap_20_3" draw:display-name="Bitmap 3" xlink:href="Pictures/200000090000274700002325D07FB767E6D785F3.svm" xlink:type="simple" xlink:show="embed" xlink:actuate="onLoad"/>
    <draw:fill-image draw:name="Bitmap_20_30" draw:display-name="Bitmap 30" xlink:href="Pictures/2000000900000EC900000CECF41CF8E673126C73.svm" xlink:type="simple" xlink:show="embed" xlink:actuate="onLoad"/>
    <draw:fill-image draw:name="Bitmap_20_4" draw:display-name="Bitmap 4" xlink:href="Pictures/200000090000274700002325EA410EAB12288B6E.svm" xlink:type="simple" xlink:show="embed" xlink:actuate="onLoad"/>
    <draw:fill-image draw:name="Bitmap_20_5" draw:display-name="Bitmap 5" xlink:href="Pictures/20000009000030AF00002325C3AE2FD8EBA030C6.svm" xlink:type="simple" xlink:show="embed" xlink:actuate="onLoad"/>
    <draw:fill-image draw:name="Bitmap_20_6" draw:display-name="Bitmap 6" xlink:href="Pictures/2000000900001FD60000230ABF39BD5DC9D7B048.svm" xlink:type="simple" xlink:show="embed" xlink:actuate="onLoad"/>
    <draw:fill-image draw:name="Bitmap_20_7" draw:display-name="Bitmap 7" xlink:href="Pictures/20000009000023250000230A62C85FC1169411DA.svm" xlink:type="simple" xlink:show="embed" xlink:actuate="onLoad"/>
    <draw:fill-image draw:name="Bitmap_20_8" draw:display-name="Bitmap 8" xlink:href="Pictures/200000090000230A0000230A61AA542065011705.svm" xlink:type="simple" xlink:show="embed" xlink:actuate="onLoad"/>
    <draw:fill-image draw:name="Bitmap_20_9" draw:display-name="Bitmap 9" xlink:href="Pictures/200000090000230A0000230A755F8EAA5A092F94.svm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1T21:30:27.025000000</meta:creation-date>
    <dc:date>2021-11-24T16:58:50.640000000</dc:date>
    <meta:editing-duration>P2DT1H36M24S</meta:editing-duration>
    <meta:editing-cycles>5</meta:editing-cycles>
    <meta:generator>LibreOffice/7.0.4.2$Windows_X86_64 LibreOffice_project/dcf040e67528d9187c66b2379df5ea4407429775</meta:generator>
    <meta:print-date>2021-11-22T15:54:43.342000000</meta:print-date>
    <meta:document-statistic meta:table-count="0" meta:image-count="0" meta:object-count="0" meta:page-count="3" meta:paragraph-count="0" meta:word-count="0" meta:character-count="0" meta:non-whitespace-character-count="0"/>
  </office:meta>
</office:document-meta>
</file>